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35cm" fo:min-width="1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0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5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4.65cm" fo:min-width="2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34cm" fo:min-width="0.78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45cm" fo:min-width="0.7cm"/>
    </style:style>
    <style:style style:name="gr14" style:family="graphic" style:parent-style-name="standard">
      <style:graphic-properties draw:stroke="none" svg:stroke-color="#000000" draw:fill="none" draw:fill-color="#ffffff" fo:min-height="2.1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79cm" fo:min-width="2.07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5cm" fo:min-width="0.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4.55cm" fo:min-width="3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7pt" style:font-size-asian="7pt" style:font-size-complex="7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10.6cm" svg:x="5.3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5.3cm" svg:y="10.6cm">
          <text:p text:style-name="P2"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15.2cm" svg:y="10.6cm">
          <text:p text:style-name="P4"><text:span text:style-name="T1">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cm" svg:height="0.7cm" svg:x="10.2cm" svg:y="6.2cm">
          <text:p text:style-name="P5"><text:span text:style-name="T2">IO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" draw:text-style-name="P6" draw:layer="layout" svg:width="1.2cm" svg:height="0.7cm" svg:x="10.2cm" svg:y="16.1cm">
          <text:p text:style-name="P5"><text:span text:style-name="T2">IO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4" draw:layer="layout" svg:width="2.2cm" svg:height="2.2cm" svg:x="7cm" svg:y="7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12cm" svg:y="7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12cm" svg:y="12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7cm" svg:y="12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4.9cm" svg:x="9.5cm" svg:y="21.7cm">
          <text:p text:style-name="P4">LUT-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6.938cm 2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3cm" svg:height="0.862cm" draw:transform="rotate (1.5707963267949) translate (6.939cm 26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6.9cm" svg:y1="21.8cm" svg:x2="5.1cm" svg:y2="21.8cm">
          <text:p/>
        </draw:line>
        <draw:line draw:style-name="gr7" draw:text-style-name="P7" draw:layer="layout" svg:x1="6.9cm" svg:y1="22.9cm" svg:x2="5.1cm" svg:y2="22.9cm">
          <text:p/>
        </draw:line>
        <draw:line draw:style-name="gr7" draw:text-style-name="P7" draw:layer="layout" svg:x1="6.9cm" svg:y1="24.8cm" svg:x2="5.1cm" svg:y2="24.8cm">
          <text:p/>
        </draw:line>
        <draw:line draw:style-name="gr7" draw:text-style-name="P7" draw:layer="layout" svg:x1="6.9cm" svg:y1="25.9cm" svg:x2="5.1cm" svg:y2="25.9cm">
          <text:p/>
        </draw:line>
        <draw:frame draw:style-name="gr8" draw:text-style-name="P9" draw:layer="layout" svg:width="2.1cm" svg:height="0.962cm" svg:x="11cm" svg:y="27.4cm">
          <draw:text-box>
            <text:p text:style-name="P8"><text:span text:style-name="T3">LC[3:0]</text:span></text:p>
          </draw:text-box>
        </draw:frame>
        <draw:frame draw:style-name="gr8" draw:text-style-name="P9" draw:layer="layout" svg:width="2.1cm" svg:height="0.962cm" svg:x="5.2cm" svg:y="24cm">
          <draw:text-box>
            <text:p text:style-name="P8"><text:span text:style-name="T3">I[3:0]</text:span></text:p>
          </draw:text-box>
        </draw:frame>
        <draw:frame draw:style-name="gr8" draw:text-style-name="P9" draw:layer="layout" svg:width="2.1cm" svg:height="0.962cm" svg:x="5.2cm" svg:y="22.1cm">
          <draw:text-box>
            <text:p text:style-name="P8"><text:span text:style-name="T3">LO[3:0]</text:span></text:p>
          </draw:text-box>
        </draw:frame>
        <draw:frame draw:style-name="gr8" draw:text-style-name="P9" draw:layer="layout" svg:width="2.1cm" svg:height="0.962cm" svg:x="5.2cm" svg:y="25.1cm">
          <draw:text-box>
            <text:p text:style-name="P8"><text:span text:style-name="T3">LO[3:0]</text:span></text:p>
          </draw:text-box>
        </draw:frame>
        <draw:line draw:style-name="gr7" draw:text-style-name="P7" draw:layer="layout" svg:x1="6.1cm" svg:y1="22cm" svg:x2="6.6cm" svg:y2="21.5cm">
          <text:p/>
        </draw:lin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3.2cm" svg:x2="6.6cm" svg:y2="22.7cm">
          <text:p/>
        </draw:line>
        <draw:frame draw:style-name="gr9" draw:text-style-name="P11" draw:layer="layout" svg:width="0.3cm" svg:height="0.526cm" svg:x="6.4cm" svg:y="22.9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5.1cm" svg:x2="6.6cm" svg:y2="24.6cm">
          <text:p/>
        </draw:line>
        <draw:frame draw:style-name="gr9" draw:text-style-name="P11" draw:layer="layout" svg:width="0.3cm" svg:height="0.526cm" svg:x="6.4cm" svg:y="24.8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6.2cm" svg:x2="6.6cm" svg:y2="25.7cm">
          <text:p/>
        </draw:line>
        <draw:frame draw:style-name="gr9" draw:text-style-name="P11" draw:layer="layout" svg:width="0.3cm" svg:height="0.526cm" svg:x="6.4cm" svg:y="25.9cm">
          <draw:text-box>
            <text:p text:style-name="P10"><text:span text:style-name="T4">4</text:span></text:p>
          </draw:text-box>
        </draw:frame>
        <draw:line draw:style-name="gr7" draw:text-style-name="P7" draw:layer="layout" svg:x1="7.8cm" svg:y1="22.3cm" svg:x2="9.5cm" svg:y2="22.3cm">
          <text:p/>
        </draw:line>
        <draw:line draw:style-name="gr7" draw:text-style-name="P7" draw:layer="layout" svg:x1="7.8cm" svg:y1="25.3cm" svg:x2="9.5cm" svg:y2="25.3cm">
          <text:p/>
        </draw:line>
        <draw:frame draw:style-name="gr10" draw:text-style-name="P12" draw:layer="layout" svg:width="1.1cm" svg:height="1.1cm" svg:x="9.7cm" svg:y="22cm">
          <draw:text-box>
            <text:p>I1</text:p>
          </draw:text-box>
        </draw:frame>
        <draw:frame draw:style-name="gr10" draw:text-style-name="P12" draw:layer="layout" svg:width="1.1cm" svg:height="1.1cm" svg:x="9.7cm" svg:y="25cm">
          <draw:text-box>
            <text:p>I2</text:p>
          </draw:text-box>
        </draw:frame>
        <draw:line draw:style-name="gr7" draw:text-style-name="P7" draw:layer="layout" svg:x1="12.9cm" svg:y1="24cm" svg:x2="14.9cm" svg:y2="24cm">
          <text:p/>
        </draw:line>
        <draw:frame draw:style-name="gr11" draw:text-style-name="P12" draw:layer="layout" svg:width="1.6cm" svg:height="0.962cm" svg:x="13cm" svg:y="23.2cm">
          <draw:text-box>
            <text:p>LO</text:p>
          </draw:text-box>
        </draw:frame>
        <draw:line draw:style-name="gr7" draw:text-style-name="P7" draw:layer="layout" svg:x1="11.1cm" svg:y1="26.6cm" svg:x2="11.1cm" svg:y2="28.2cm">
          <text:p/>
        </draw:line>
        <draw:line draw:style-name="gr7" draw:text-style-name="P7" draw:layer="layout" svg:x1="10.8cm" svg:y1="27.3cm" svg:x2="11.3cm" svg:y2="26.8cm">
          <text:p/>
        </draw:line>
        <draw:frame draw:style-name="gr9" draw:text-style-name="P11" draw:layer="layout" svg:width="0.3cm" svg:height="0.526cm" svg:x="11.1cm" svg:y="27cm">
          <draw:text-box>
            <text:p text:style-name="P10"><text:span text:style-name="T4">4</text:span></text:p>
          </draw:text-box>
        </draw:frame>
        <draw:frame draw:style-name="gr12" draw:text-style-name="P12" draw:layer="layout" svg:width="4.7cm" svg:height="1.199cm" svg:x="10.4cm" svg:y="28.3cm">
          <draw:text-box>
            <text:p><text:span text:style-name="T3">1001 - NXOR</text:span></text:p>
          </draw:text-box>
        </draw:frame>
        <draw:custom-shape draw:style-name="gr13" draw:text-style-name="P13" draw:layer="layout" svg:width="1.2cm" svg:height="0.7cm" svg:x="10.5cm" svg:y="28.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9cm" svg:height="2.4cm" svg:x="3.5cm" svg:y="19.6cm">
          <draw:text-box>
            <text:p text:style-name="P14"><text:span text:style-name="T5">Programmed LUT input selection muxes</text:span></text:p>
          </draw:text-box>
        </draw:frame>
        <draw:line draw:style-name="gr7" draw:text-style-name="P7" draw:layer="layout" svg:x1="7.3cm" svg:y1="21.1cm" svg:x2="8.2cm" svg:y2="20.2cm">
          <text:p/>
        </draw:line>
        <draw:line draw:style-name="gr7" draw:text-style-name="P7" draw:layer="layout" svg:x1="3.7cm" svg:y1="20.2cm" svg:x2="12.1cm" svg:y2="20.2cm">
          <text:p/>
        </draw:line>
        <draw:custom-shape draw:style-name="gr1" draw:text-style-name="P1" draw:layer="layout" svg:width="10.6cm" svg:height="10.6cm" svg:x="19.3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1.301cm" draw:transform="rotate (1.5707963267949) translate (26.2cm 13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27.7cm" svg:y1="11.4cm" svg:x2="29.9cm" svg:y2="11.4cm">
          <text:p/>
        </draw:line>
        <draw:line draw:style-name="gr7" draw:text-style-name="P7" draw:layer="layout" svg:x1="23.9cm" svg:y1="10cm" svg:x2="26.1cm" svg:y2="10cm">
          <text:p/>
        </draw:line>
        <draw:line draw:style-name="gr7" draw:text-style-name="P7" draw:layer="layout" svg:x1="23.9cm" svg:y1="11cm" svg:x2="26.1cm" svg:y2="11cm">
          <text:p/>
        </draw:line>
        <draw:line draw:style-name="gr7" draw:text-style-name="P7" draw:layer="layout" svg:x1="23.9cm" svg:y1="12cm" svg:x2="26.1cm" svg:y2="12cm">
          <text:p/>
        </draw:line>
        <draw:line draw:style-name="gr7" draw:text-style-name="P7" draw:layer="layout" svg:x1="23.9cm" svg:y1="13cm" svg:x2="26.1cm" svg:y2="13cm">
          <text:p/>
        </draw:line>
        <draw:custom-shape draw:style-name="gr16" draw:text-style-name="P1" draw:layer="layout" svg:width="1.1cm" svg:height="1.1cm" svg:x="14.9cm" svg:y="23.4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18.041cm 24.5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16cm" svg:y1="24cm" svg:x2="18cm" svg:y2="24cm">
          <text:p/>
        </draw:line>
        <draw:line draw:style-name="gr7" draw:text-style-name="P7" draw:layer="layout" svg:x1="14.4cm" svg:y1="23cm" svg:x2="18cm" svg:y2="23cm">
          <text:p/>
        </draw:line>
        <draw:line draw:style-name="gr7" draw:text-style-name="P7" draw:layer="layout" svg:x1="14.4cm" svg:y1="24cm" svg:x2="14.4cm" svg:y2="23cm">
          <text:p/>
        </draw:line>
        <draw:custom-shape draw:style-name="gr16" draw:text-style-name="P1" draw:layer="layout" svg:width="1.1cm" svg:height="1.1cm" svg:x="14.9cm" svg:y="23.4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1cm" svg:height="1.1cm" svg:x="17.9cm" svg:y="25.6cm">
          <text:p text:style-name="P4">BC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8.4cm" svg:y1="25.6cm" svg:x2="18.4cm" svg:y2="24.3cm">
          <text:p/>
        </draw:line>
        <draw:frame draw:style-name="gr11" draw:text-style-name="P12" draw:layer="layout" svg:width="1.6cm" svg:height="0.962cm" svg:x="20cm" svg:y="22.8cm">
          <draw:text-box>
            <text:p>LO</text:p>
          </draw:text-box>
        </draw:frame>
        <draw:line draw:style-name="gr7" draw:text-style-name="P7" draw:layer="layout" svg:x1="18.9cm" svg:y1="23.4cm" svg:x2="20cm" svg:y2="23.4cm">
          <text:p/>
        </draw:line>
        <draw:frame draw:style-name="gr17" draw:text-style-name="P12" draw:layer="layout" svg:width="2.8cm" svg:height="1.673cm" svg:x="23cm" svg:y="9.2cm">
          <draw:text-box>
            <text:p>LO-0</text:p>
          </draw:text-box>
        </draw:frame>
        <draw:frame draw:style-name="gr17" draw:text-style-name="P12" draw:layer="layout" svg:width="2.8cm" svg:height="1.673cm" svg:x="23cm" svg:y="10.201cm">
          <draw:text-box>
            <text:p>LO-1</text:p>
          </draw:text-box>
        </draw:frame>
        <draw:frame draw:style-name="gr17" draw:text-style-name="P12" draw:layer="layout" svg:width="2.8cm" svg:height="1.673cm" svg:x="23cm" svg:y="11.201cm">
          <draw:text-box>
            <text:p>LO-2</text:p>
          </draw:text-box>
        </draw:frame>
        <draw:frame draw:style-name="gr17" draw:text-style-name="P12" draw:layer="layout" svg:width="2.8cm" svg:height="1.673cm" svg:x="23cm" svg:y="12.201cm">
          <draw:text-box>
            <text:p>LO-3</text:p>
          </draw:text-box>
        </draw:frame>
        <draw:line draw:style-name="gr7" draw:text-style-name="P7" draw:layer="layout" svg:x1="27cm" svg:y1="13.1cm" svg:x2="27cm" svg:y2="14.7cm">
          <text:p/>
        </draw:line>
        <draw:line draw:style-name="gr7" draw:text-style-name="P7" draw:layer="layout" svg:x1="26.7cm" svg:y1="13.8cm" svg:x2="27.2cm" svg:y2="13.3cm">
          <text:p/>
        </draw:line>
        <draw:frame draw:style-name="gr9" draw:text-style-name="P11" draw:layer="layout" svg:width="0.3cm" svg:height="0.526cm" svg:x="27cm" svg:y="13.5cm">
          <draw:text-box>
            <text:p text:style-name="P10"><text:span text:style-name="T4">2</text:span></text:p>
          </draw:text-box>
        </draw:frame>
        <draw:frame draw:style-name="gr14" draw:text-style-name="P15" draw:layer="layout" svg:width="9cm" svg:height="2.4cm" svg:x="25.2cm" svg:y="14.5cm">
          <draw:text-box>
            <text:p text:style-name="P14"><text:span text:style-name="T5">Output selector</text:span></text:p>
          </draw:text-box>
        </draw:frame>
        <draw:custom-shape draw:style-name="gr18" draw:text-style-name="P4" draw:layer="layout" svg:width="3.5cm" svg:height="4.8cm" svg:x="26.1cm" svg:y="23.7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cm" svg:height="1.2cm" draw:transform="rotate (1.5707963267949) translate (27.311cm 23.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2cm" svg:height="0.2cm" svg:x="27.1cm" svg:y="2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7.1cm" svg:y1="22.489cm" svg:x2="24.2cm" svg:y2="22.489cm">
          <text:p/>
        </draw:line>
        <draw:line draw:style-name="gr7" draw:text-style-name="P7" draw:layer="layout" svg:x1="24.2cm" svg:y1="22.489cm" svg:x2="24.2cm" svg:y2="24.789cm">
          <text:p/>
        </draw:line>
        <draw:line draw:style-name="gr7" draw:text-style-name="P7" draw:layer="layout" svg:x1="24.2cm" svg:y1="24.789cm" svg:x2="26.1cm" svg:y2="24.789cm">
          <text:p/>
        </draw:line>
        <draw:line draw:style-name="gr7" draw:text-style-name="P7" draw:layer="layout" svg:x1="24.2cm" svg:y1="27.789cm" svg:x2="26.1cm" svg:y2="27.789cm">
          <text:p/>
        </draw:line>
        <draw:frame draw:style-name="gr17" draw:text-style-name="P12" draw:layer="layout" svg:width="2.8cm" svg:height="1.673cm" svg:x="22.5cm" svg:y="27.29cm">
          <draw:text-box>
            <text:p>CLK</text:p>
          </draw:text-box>
        </draw:frame>
        <draw:custom-shape draw:style-name="gr20" draw:text-style-name="P1" draw:layer="layout" svg:width="0.51cm" svg:height="0.51cm" draw:transform="rotate (-1.5706217938697) translate (26.619cm 27.48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2" draw:layer="layout" svg:width="2.8cm" svg:height="1.673cm" svg:x="26cm" svg:y="24.291cm">
          <draw:text-box>
            <text:p>D</text:p>
          </draw:text-box>
        </draw:frame>
        <draw:frame draw:style-name="gr17" draw:text-style-name="P12" draw:layer="layout" svg:width="1.6cm" svg:height="1.673cm" svg:x="28.8cm" svg:y="24.292cm">
          <draw:text-box>
            <text:p>Q</text:p>
          </draw:text-box>
        </draw:frame>
        <draw:line draw:style-name="gr7" draw:text-style-name="P7" draw:layer="layout" svg:x1="28.5cm" svg:y1="22.489cm" svg:x2="30.8cm" svg:y2="22.489cm">
          <text:p/>
        </draw:line>
        <draw:line draw:style-name="gr7" draw:text-style-name="P7" draw:layer="layout" svg:x1="29.6cm" svg:y1="24.789cm" svg:x2="34.5cm" svg:y2="24.789cm">
          <text:p/>
        </draw:line>
        <draw:line draw:style-name="gr7" draw:text-style-name="P7" draw:layer="layout" svg:x1="30.8cm" svg:y1="24.789cm" svg:x2="30.8cm" svg:y2="22.489cm">
          <text:p/>
        </draw:line>
        <draw:frame draw:style-name="gr21" draw:text-style-name="P12" draw:layer="layout" svg:width="10.9cm" svg:height="1.6cm" svg:x="25.5cm" svg:y="20.6cm">
          <draw:text-box>
            <text:p>1 bit counter</text:p>
          </draw:text-box>
        </draw:frame>
        <draw:frame draw:style-name="gr12" draw:text-style-name="P12" draw:layer="layout" svg:width="4.7cm" svg:height="1.199cm" svg:x="10.4cm" svg:y="29.101cm">
          <draw:text-box>
            <text:p><text:span text:style-name="T3">1100 – 1bit counter</text:span></text:p>
          </draw:text-box>
        </draw:frame>
        <draw:custom-shape draw:style-name="gr13" draw:text-style-name="P13" draw:layer="layout" svg:width="1.2cm" svg:height="0.7cm" svg:x="10.5cm" svg:y="29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1cm" svg:height="1.1cm" svg:x="28.8cm" svg:y="10.8cm"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45:17.905465705</meta:creation-date>
    <dc:date>2019-09-30T15:18:31.434383523</dc:date>
    <meta:editing-duration>PT19S</meta:editing-duration>
    <meta:editing-cycles>1</meta:editing-cycles>
    <meta:document-statistic meta:object-count="88"/>
    <meta:generator>LibreOffice/6.1.3.2$Linux_X86_64 LibreOffice_project/86daf60bf00efa86ad547e59e09d6bb77c699acb</meta:generator>
  </office:meta>
</office:document-meta>
</file>